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Heading_20_2">
      <style:paragraph-properties fo:margin-top="0.1665in" fo:margin-bottom="0.0835in" fo:keep-with-next="always"/>
      <style:text-properties style:font-name="Liberation Sans" style:font-name-asian="WenQuanYi Micro Hei" style:font-name-complex="Lohit Hindi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trega 3</text:h>
      <text:p text:style-name="P1"/>
      <text:h text:style-name="Heading_20_2" text:outline-level="2">Nuevos Jugadores</text:h>
      <text:p text:style-name="P1"/>
      <text:p text:style-name="P1">Nuevas clases</text:p>
      <text:p text:style-name="P1"><text:span text:style-name="T1">Jugadores</text:span>: esta clase contiene el listado de candidatos que van proponiendo.</text:p>
      <text:p text:style-name="P1">Tiene tres listas una de pendientes donde se van agregando los jugadores candidatos cuando los proponen, otra de rechazados donde se guardan los jugadores rechazados junto con la fecha y el motivo del rechazo, otra lista de aceptados.</text:p>
      <text:p text:style-name="P1">Reconoce los mensajes:</text:p>
      <text:p text:style-name="P1">proponerJugador: Agrega al jugador a la lista de pendientes.</text:p>
      <text:p text:style-name="P1">AprobarJugador: Agrega al jugador a la lista de aceptados con inscripción Estándar. Y lo quita del listado de pendientes</text:p>
      <text:p text:style-name="P1">DesaprobarJugador: Agrega al jugador al listado de rechazados con la fecha y el motivo del rechazo.</text:p>
      <text:p text:style-name="P1"/>
      <text:p text:style-name="P1"><text:span text:style-name="T1">Denegacion</text:span>: esta clase contiene el jugador, la fecha y el motivo del rechazo de petición.</text:p>
      <text:p text:style-name="P1">Se la instancia al momento de desaprobar al jugador.</text:p>
      <text:p text:style-name="P1"/>
      <text:p text:style-name="P1"><text:span text:style-name="T1">CheckCandidato</text:span>: Es una interfaz que determina el formato del evaluador que se le puede pasar al metodo </text:p>
      <text:p text:style-name="P1">evaluarJugadoresPendientes. Para fines de testeo automatizado.</text:p>
      <text:p text:style-name="P1"/>
      <text:p text:style-name="P1"/>
      <text:p text:style-name="P1"/>
      <text:h text:style-name="P2" text:outline-level="2">Calificaciones</text:h>
      <text:p text:style-name="P1"/>
      <text:p text:style-name="P1">Calificacion: Clase que contiene un valor numérico que representa la calificación en si y un campo con la critica hacia el jugador.</text:p>
      <text:p text:style-name="P1"/>
      <text:p text:style-name="P1">Inscripcion: Se modifica la clase Inscripcion para que contenga el listado de calificaciones asociadas al jugador y al partido.</text:p>
      <text:p text:style-name="P1">Se agrega el mensaje calificarJugador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wen </meta:initial-creator>
    <meta:creation-date>2014-05-27T21:22:26</meta:creation-date>
    <dc:date>2014-05-28T16:59:21</dc:date>
    <dc:creator>elizabeth </dc:creator>
    <meta:editing-duration>PT07H10M49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17" meta:word-count="196" meta:character-count="1266"/>
  </office:meta>
</office:document-meta>
</file>